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" svg:font-family="LiberationSans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1.55cm" fo:min-width="7.5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.5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6.7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55cm" fo:min-width="6.7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cm" fo:min-width="6.7cm"/>
    </style:style>
    <style:style style:name="gr7" style:family="graphic" style:parent-style-name="standard">
      <style:graphic-properties draw:marker-end="Diamond_20_unfilled" draw:marker-end-width="0.4cm" draw:textarea-vertical-align="middle"/>
    </style:style>
    <style:style style:name="gr8" style:family="graphic" style:parent-style-name="standard">
      <style:graphic-properties draw:marker-end="" draw:marker-end-width="0.4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1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14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2.15cm" fo:min-width="5.9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cm" fo:min-width="5.9cm"/>
    </style:style>
    <style:style style:name="gr16" style:family="graphic" style:parent-style-name="objectwithoutfill">
      <style:graphic-properties svg:stroke-color="#3465a4" draw:marker-end="Triangle_20_unfilled" draw:marker-end-width="0.4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2.15cm" fo:min-width="8.3cm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7.7cm"/>
    </style:style>
    <style:style style:name="gr21" style:family="graphic" style:parent-style-name="standard">
      <style:graphic-properties draw:fill="solid" draw:fill-color="#ffffff" draw:textarea-horizontal-align="left" draw:textarea-vertical-align="top" draw:auto-grow-height="false" fo:min-height="2.15cm" fo:min-width="7.7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0cm" fo:min-width="7.7cm"/>
    </style:style>
    <style:style style:name="gr23" style:family="graphic" style:parent-style-name="standard">
      <style:graphic-properties draw:fill="solid" draw:fill-color="#ffffff" draw:textarea-horizontal-align="left" draw:textarea-vertical-align="top" draw:auto-grow-height="false" fo:min-height="2.55cm" fo:min-width="6.7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min-height="2.95cm" fo:min-width="6.7cm"/>
    </style:style>
    <style:style style:name="gr25" style:family="graphic" style:parent-style-name="standard">
      <style:graphic-properties draw:fill="solid" draw:fill-color="#ffffff" draw:textarea-horizontal-align="left" draw:textarea-vertical-align="top" draw:auto-grow-height="false" fo:min-height="1.55cm" fo:min-width="8.3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8" style:family="graphic" style:parent-style-name="standard">
      <style:graphic-properties draw:fill="solid" draw:fill-color="#ffffff" draw:textarea-horizontal-align="left" draw:textarea-vertical-align="top" draw:auto-grow-height="false" fo:min-height="13.55cm" fo:min-width="7.5cm"/>
    </style:style>
    <style:style style:name="gr29" style:family="graphic" style:parent-style-name="standard">
      <style:graphic-properties draw:fill="solid" draw:fill-color="#ffffff" draw:textarea-horizontal-align="left" draw:textarea-vertical-align="top" draw:auto-grow-height="false" fo:min-height="0cm" fo:min-width="7.5cm"/>
    </style:style>
    <style:style style:name="gr30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31" style:family="graphic" style:parent-style-name="standard">
      <style:graphic-properties draw:fill="solid" draw:fill-color="#ffffff" draw:textarea-horizontal-align="left" draw:textarea-vertical-align="top" draw:auto-grow-height="false" fo:min-height="0.55cm" fo:min-width="9.9cm"/>
    </style:style>
    <style:style style:name="gr32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font-name="DejaVu Sans Mono2" style:text-underline-style="none"/>
    </style:style>
    <style:style style:name="P4" style:family="paragraph">
      <style:paragraph-properties fo:text-align="center"/>
      <style:text-properties style:font-name="DejaVu Sans Mono2" style:text-underline-style="none"/>
    </style:style>
    <style:style style:name="P5" style:family="paragraph">
      <style:paragraph-properties fo:text-align="justify"/>
      <style:text-properties fo:font-weight="bold" style:font-weight-asian="bold" style:font-weight-complex="bold"/>
    </style:style>
    <style:style style:name="P6" style:family="paragraph">
      <style:paragraph-properties fo:text-align="justify"/>
      <style:text-properties style:font-name="DejaVu Sans Mono2" style:text-underline-style="none" fo:font-weight="bold" style:font-weight-asian="bold" style:font-weight-complex="bold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2" draw:id="id2">
          <draw:custom-shape draw:style-name="gr1" draw:text-style-name="P1" draw:layer="layout" svg:width="8cm" svg:height="0.8cm" svg:x="0cm" svg:y="2.2cm">
            <text:p text:style-name="P1">Department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8cm" svg:height="1.8cm" svg:x="0cm" svg:y="3cm">
            <text:p text:style-name="P2"><text:span text:style-name="T1">+ ID : Integer</text:span></text:p>
            <text:p text:style-name="P2"><text:span text:style-name="T1">+ Manager : Person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8cm" svg:height="0.8cm" svg:x="0cm" svg:y="4.8cm">
            <text:p text:style-name="P3">+ Employees() : List&lt;Employee&gt;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1" draw:layer="layout" svg:width="7.2cm" svg:height="0.8cm" svg:x="0.4cm" svg:y="8.8cm">
            <text:p text:style-name="P1">Employee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2cm" svg:height="1.8cm" svg:x="0.4cm" svg:y="9.6cm">
            <text:p text:style-name="P2"><text:span text:style-name="T1">+ ID : Integer</text:span></text:p>
            <text:p text:style-name="P2"><text:span text:style-name="T1">+ Department : Department</text:span></text:p>
            <text:p text:style-name="P2"><text:span text:style-name="T1">+ Name : Strin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7.2cm" svg:height="0.2cm" svg:x="0.4cm" svg:y="11.4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</draw:g>
        <draw:connector draw:style-name="gr7" draw:layer="layout" svg:x1="4cm" svg:y1="8.8cm" svg:x2="4cm" svg:y2="5.6cm" draw:start-shape="id1" draw:end-shape="id2" draw:end-glue-point="2" svg:d="M4000 8800v-3200" svg:viewBox="0 0 1 3201">
          <text:p/>
        </draw:connector>
        <draw:connector draw:style-name="gr8" draw:layer="layout" svg:x1="7.6cm" svg:y1="10.2cm" svg:x2="8cm" svg:y2="3.9cm" draw:start-shape="id1" draw:start-glue-point="1" draw:end-shape="id2" draw:end-glue-point="1" svg:d="M7600 10200h901v-6300h-501" svg:viewBox="0 0 902 6301">
          <text:p/>
        </draw:connector>
        <draw:frame draw:style-name="gr9" draw:layer="layout" svg:width="2.373cm" svg:height="0.747cm" svg:x="28.2cm" svg:y="21.453cm">
          <draw:text-box>
            <text:p>Se situer</text:p>
          </draw:text-box>
        </draw:frame>
        <draw:frame draw:style-name="gr10" draw:layer="layout" svg:width="3.575cm" svg:height="0.747cm" svg:x="0.426cm" svg:y="6.853cm">
          <draw:text-box>
            <text:p>Travailler dans</text:p>
          </draw:text-box>
        </draw:frame>
        <draw:frame draw:style-name="gr11" draw:layer="layout" svg:width="0.773cm" svg:height="0.747cm" svg:x="7.927cm" svg:y="3.252cm">
          <draw:text-box>
            <text:p>1</text:p>
          </draw:text-box>
        </draw:frame>
        <draw:frame draw:style-name="gr11" draw:layer="layout" svg:width="0.773cm" svg:height="0.747cm" svg:x="7.6cm" svg:y="10.2cm">
          <draw:text-box>
            <text:p>1</text:p>
          </draw:text-box>
        </draw:frame>
        <draw:frame draw:style-name="gr11" draw:layer="layout" svg:width="0.773cm" svg:height="0.747cm" svg:x="4cm" svg:y="5.653cm">
          <draw:text-box>
            <text:p>1</text:p>
          </draw:text-box>
        </draw:frame>
        <draw:frame draw:style-name="gr12" draw:layer="layout" svg:width="0.714cm" svg:height="0.747cm" svg:x="4cm" svg:y="8.053cm">
          <draw:text-box>
            <text:p>*</text:p>
          </draw:text-box>
        </draw:frame>
        <draw:g xml:id="id4" draw:id="id4">
          <draw:custom-shape draw:style-name="gr13" draw:text-style-name="P1" draw:layer="layout" svg:width="6.4cm" svg:height="0.8cm" svg:x="38.4cm" svg:y="0cm">
            <text:p text:style-name="P1">CustomClient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6.4cm" svg:height="2.4cm" svg:x="38.4cm" svg:y="0.8cm">
            <text:p text:style-name="P2"><text:span text:style-name="T1">+ ID : Integer</text:span></text:p>
            <text:p text:style-name="P2"><text:span text:style-name="T1">+ Name : String</text:span></text:p>
            <text:p text:style-name="P2"><text:span text:style-name="T1">+ PrivatePhone : String</text:span></text:p>
            <text:p text:style-name="P2"><text:span text:style-name="T1">+ Address : Addre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6.4cm" svg:height="0.2cm" svg:x="38.4cm" svg:y="3.2cm">
            <text:p/>
            <draw:enhanced-geometry svg:viewBox="0 0 21600 21600" draw:type="rectangle" draw:enhanced-path="M 0 0 L 21600 0 21600 21600 0 21600 0 0 Z N"/>
          </draw:custom-shape>
        </draw:g>
        <draw:connector draw:style-name="gr16" draw:layer="layout" svg:x1="41.6cm" svg:y1="7.2cm" svg:x2="41.6cm" svg:y2="3.4cm" draw:start-shape="id3" draw:end-shape="id4" draw:end-glue-point="2" svg:d="M41600 7200v-3800" svg:viewBox="0 0 1 3801">
          <text:p/>
        </draw:connector>
        <draw:connector draw:style-name="gr16" draw:layer="layout" svg:x1="29.7cm" svg:y1="4.9cm" svg:x2="41.6cm" svg:y2="3.4cm" draw:start-shape="id5" draw:start-glue-point="0" draw:end-shape="id4" draw:end-glue-point="2" svg:d="M29700 4900v-750h11900v-750" svg:viewBox="0 0 11901 1501">
          <text:p/>
        </draw:connector>
        <draw:g xml:id="id8" draw:id="id8">
          <draw:custom-shape draw:style-name="gr17" draw:text-style-name="P4" draw:layer="layout" svg:width="8.8cm" svg:height="0.8cm" svg:x="27.2cm" svg:y="10.8cm">
            <text:p text:style-name="P4">StandardClass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8.8cm" svg:height="2.4cm" svg:x="27.2cm" svg:y="11.6cm">
            <text:p text:style-name="P2"><text:span text:style-name="T1">+ Code : String</text:span></text:p>
            <text:p text:style-name="P5"><text:span text:style-name="T2">+ PropertyType : PropertyType</text:span></text:p>
            <text:p text:style-name="P5"><text:span text:style-name="T2">+ MaximumPrice : Money</text:span></text:p>
            <text:p text:style-name="P5"><text:span text:style-name="T2">+ MinimumSize : Doubl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8.8cm" svg:height="0.8cm" svg:x="27.2cm" svg:y="14cm">
            <text:p text:style-name="P3">+ Properties() : <text:span text:style-name="T1">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20" draw:text-style-name="P1" draw:layer="layout" svg:width="8.2cm" svg:height="0.8cm" svg:x="32cm" svg:y="20.5cm">
            <text:p text:style-name="P1">Address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8.2cm" svg:height="2.4cm" svg:x="32cm" svg:y="21.3cm">
            <text:p text:style-name="P2"><text:span text:style-name="T1">+ ID : Integer</text:span></text:p>
            <text:p text:style-name="P2"><text:span text:style-name="T1">+ StreetNumber : String</text:span></text:p>
            <text:p text:style-name="P2"><text:span text:style-name="T1">+ ZIP : String</text:span></text:p>
            <text:p text:style-name="P2"><text:span text:style-name="T1">+ City : St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8.2cm" svg:height="0.2cm" svg:x="32cm" svg:y="23.7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4" draw:text-style-name="P4" draw:layer="layout" svg:width="7.2cm" svg:height="0.8cm" svg:x="6cm" svg:y="20.3cm">
            <text:p text:style-name="P4">Visi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7.2cm" svg:height="2.8cm" svg:x="6cm" svg:y="21.1cm">
            <text:p text:style-name="P2"><text:span text:style-name="T1">+ ID : Integer</text:span></text:p>
            <text:p text:style-name="P2"><text:span text:style-name="T2">+ Visitor : Client</text:span></text:p>
            <text:p text:style-name="P2"><text:span text:style-name="T2">+ Responsible : Employee</text:span></text:p>
            <text:p text:style-name="P2"><text:span text:style-name="T2">+ Property : Property</text:span></text:p>
            <text:p text:style-name="P2"><text:span text:style-name="T2">+ DateHour : DateTim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7.2cm" svg:height="0.2cm" svg:x="6cm" svg:y="2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" draw:text-style-name="P4" draw:layer="layout" svg:width="7.2cm" svg:height="0.8cm" svg:x="16cm" svg:y="7.1cm">
            <text:p text:style-name="P4">Sa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3" draw:layer="layout" svg:width="7.2cm" svg:height="3.2cm" svg:x="16cm" svg:y="7.9cm">
            <text:p text:style-name="P2"><text:span text:style-name="T1">+ ID : Integer</text:span></text:p>
            <text:p text:style-name="P2"><text:span text:style-name="T2">+ Buyer : Client</text:span></text:p>
            <text:p text:style-name="P2"><text:span text:style-name="T2">+ Property : Property</text:span></text:p>
            <text:p text:style-name="P2"><text:span text:style-name="T2">+ Date : Date</text:span></text:p>
            <text:p text:style-name="P2"><text:span text:style-name="T2">+ Price : Money</text:span></text:p>
            <text:p text:style-name="P2"><text:span text:style-name="T2">+ ContractNumber : String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7.2cm" svg:height="0.2cm" svg:x="16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7" draw:text-style-name="P1" draw:layer="layout" svg:width="8.8cm" svg:height="0.8cm" svg:x="37.2cm" svg:y="7.2cm">
            <text:p text:style-name="P1">OfferingClient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8.8cm" svg:height="1.8cm" svg:x="37.2cm" svg:y="8cm">
            <text:p text:style-name="P2"><text:span text:style-name="T1">+ ProfPhone : String</text:span></text:p>
            <text:p text:style-name="P2"><text:span text:style-name="T1">+ AvailTimePrivate : Time</text:span></text:p>
            <text:p text:style-name="P2"><text:span text:style-name="T1">+ AvailTimeProf : Tim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8.8cm" svg:height="0.8cm" svg:x="37.2cm" svg:y="9.8cm">
            <text:p text:style-name="P3">+ Properties() : <text:span text:style-name="T1">List&lt;Propert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6" draw:layer="layout" draw:line-skew="1.299cm" svg:x1="40.2cm" svg:y1="22.2cm" svg:x2="44.8cm" svg:y2="1.7cm" draw:start-shape="id6" draw:start-glue-point="1" draw:end-shape="id4" draw:end-glue-point="1" svg:d="M40200 22200h6400v-20500h-1800" svg:viewBox="0 0 6401 20501">
          <text:p/>
        </draw:connector>
        <draw:connector draw:style-name="gr26" draw:layer="layout" svg:x1="31.6cm" svg:y1="7.3cm" svg:x2="31.6cm" svg:y2="10.8cm" draw:start-shape="id7" draw:start-glue-point="2" draw:end-shape="id8" svg:d="M31600 7300v3500" svg:viewBox="0 0 1 3501">
          <text:p/>
        </draw:connector>
        <draw:connector draw:style-name="gr26" draw:layer="layout" svg:x1="23.2cm" svg:y1="9.2cm" svg:x2="27.5cm" svg:y2="7.3cm" draw:start-shape="id9" draw:start-glue-point="1" draw:end-shape="id10" draw:end-glue-point="2" svg:d="M23200 9200h4300v-1900" svg:viewBox="0 0 4301 1901">
          <text:p/>
        </draw:connector>
        <draw:connector draw:style-name="gr26" draw:layer="layout" svg:x1="6cm" svg:y1="22.2cm" svg:x2="4cm" svg:y2="11.6cm" draw:start-shape="id11" draw:start-glue-point="3" draw:end-shape="id1" draw:end-glue-point="2" svg:d="M6000 22200h-2000v-10600" svg:viewBox="0 0 2001 10601">
          <text:p/>
        </draw:connector>
        <draw:connector draw:style-name="gr26" draw:layer="layout" svg:x1="9.6cm" svg:y1="20.3cm" svg:x2="24.5cm" svg:y2="6.1cm" draw:start-shape="id11" draw:start-glue-point="0" draw:end-shape="id5" draw:end-glue-point="3" svg:d="M9600 20300v-14200h14900" svg:viewBox="0 0 14901 14201">
          <text:p/>
        </draw:connector>
        <draw:connector draw:style-name="gr26" draw:layer="layout" svg:x1="13.2cm" svg:y1="22.2cm" svg:x2="17.2cm" svg:y2="22.2cm" draw:start-shape="id11" draw:start-glue-point="1" draw:end-shape="id12" svg:d="M13200 22200h4000" svg:viewBox="0 0 4001 1">
          <text:p/>
        </draw:connector>
        <draw:connector draw:style-name="gr26" draw:layer="layout" svg:x1="19.6cm" svg:y1="11.3cm" svg:x2="19.6cm" svg:y2="14.8cm" draw:start-shape="id9" draw:start-glue-point="2" draw:end-shape="id13" draw:end-glue-point="0" svg:d="M19600 11300v3500" svg:viewBox="0 0 1 3501">
          <text:p/>
        </draw:connector>
        <draw:connector draw:style-name="gr26" draw:layer="layout" svg:x1="25.2cm" svg:y1="22.2cm" svg:x2="32cm" svg:y2="22.2cm" draw:start-shape="id12" draw:start-glue-point="1" draw:end-shape="id6" draw:end-glue-point="3" svg:d="M25200 22200h6800" svg:viewBox="0 0 6801 1">
          <text:p/>
        </draw:connector>
        <draw:connector draw:style-name="gr26" draw:layer="layout" svg:x1="41.6cm" svg:y1="10.6cm" svg:x2="25.2cm" svg:y2="18.8cm" draw:start-shape="id3" draw:start-glue-point="2" draw:end-shape="id14" draw:end-glue-point="1" svg:d="M41600 10600v8200h-16400" svg:viewBox="0 0 16401 8201">
          <text:p/>
        </draw:connector>
        <draw:connector draw:style-name="gr26" draw:layer="layout" svg:x1="27.2cm" svg:y1="12.8cm" svg:x2="22.8cm" svg:y2="14.8cm" draw:start-shape="id8" draw:start-glue-point="3" draw:end-shape="id15" draw:end-glue-point="0" svg:d="M27200 12800h-4400v2000" svg:viewBox="0 0 4401 2001">
          <text:p/>
        </draw:connector>
        <draw:custom-shape draw:style-name="gr27" draw:text-style-name="P1" xml:id="id13" draw:id="id13" draw:layer="layout" svg:width="1.6cm" svg:height="1.6cm" svg:x="18.8cm" svg:y="14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5" draw:id="id15" draw:layer="layout" svg:width="1.6cm" svg:height="1.6cm" svg:x="22cm" svg:y="14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7" draw:id="id7" draw:layer="layout" svg:width="1.6cm" svg:height="1.6cm" svg:x="30.8cm" svg:y="5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0" draw:id="id10" draw:layer="layout" svg:width="1.6cm" svg:height="1.6cm" svg:x="26.7cm" svg:y="5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4" draw:id="id14" draw:layer="layout" svg:width="1.6cm" svg:height="1.6cm" svg:x="23.6cm" svg:y="18cm">
          <text:p/>
          <draw:enhanced-geometry svg:viewBox="0 0 21600 21600" draw:type="rectangle" draw:enhanced-path="M 0 0 L 21600 0 21600 21600 0 21600 0 0 Z N"/>
        </draw:custom-shape>
        <draw:g xml:id="id12" draw:id="id12">
          <draw:custom-shape draw:style-name="gr1" draw:text-style-name="P1" draw:layer="layout" svg:width="8cm" svg:height="0.8cm" svg:x="17.2cm" svg:y="14.8cm">
            <text:p text:style-name="P1">Property</text:p>
            <draw:enhanced-geometry svg:viewBox="0 0 21600 21600" draw:type="rectangle" draw:enhanced-path="M 0 0 L 21600 0 21600 21600 0 21600 0 0 Z N"/>
          </draw:custom-shape>
          <draw:custom-shape draw:style-name="gr28" draw:text-style-name="P6" draw:layer="layout" svg:width="8cm" svg:height="13.8cm" svg:x="17.2cm" svg:y="15.6cm">
            <text:p text:style-name="P5"><text:span text:style-name="T2">+ ID : Integer</text:span></text:p>
            <text:p text:style-name="P5"><text:span text:style-name="T2">+ PropertyType : PropertyType</text:span></text:p>
            <text:p text:style-name="P5"><text:span text:style-name="T2">+ OfferType : OfferType</text:span></text:p>
            <text:p text:style-name="P2"><text:span text:style-name="T2">+ Address : Address</text:span></text:p>
            <text:p text:style-name="P5"><text:span text:style-name="T2">+ AvailabilityDate : Date</text:span></text:p>
            <text:p text:style-name="P5"><text:span text:style-name="T2">+ Bedrooms : Integer</text:span></text:p>
            <text:p text:style-name="P5"><text:span text:style-name="T2">+ Class : StandardClass</text:span></text:p>
            <text:p text:style-name="P5"><text:span text:style-name="T2">+ Deposit : Money</text:span></text:p>
            <text:p text:style-name="P5"><text:span text:style-name="T2">+ Description : String</text:span></text:p>
            <text:p text:style-name="P5"><text:span text:style-name="T2">+ Elevator : Boolean</text:span></text:p>
            <text:p text:style-name="P5"><text:span text:style-name="T2">+ EquippedKitchen : Boolean</text:span></text:p>
            <text:p text:style-name="P5"><text:span text:style-name="T2">+ Floor : String</text:span></text:p>
            <text:p text:style-name="P5"><text:span text:style-name="T2">+ Floors : Integer</text:span></text:p>
            <text:p text:style-name="P5"><text:span text:style-name="T2">+ Garages : Integer</text:span></text:p>
            <text:p text:style-name="P5"><text:span text:style-name="T2">+ GardenArea : Double</text:span></text:p>
            <text:p text:style-name="P5"><text:span text:style-name="T2">+ Garnish : String</text:span></text:p>
            <text:p text:style-name="P5"><text:span text:style-name="T2">+ Lease : String</text:span></text:p>
            <text:p text:style-name="P5"><text:span text:style-name="T2">+ Loads : Money</text:span></text:p>
            <text:p text:style-name="P5"><text:span text:style-name="T2">+ Owner : OfferingClient</text:span></text:p>
            <text:p text:style-name="P5"><text:span text:style-name="T2">+ Price : Money</text:span></text:p>
            <text:p text:style-name="P5"><text:span text:style-name="T2">+ Rateable : Money</text:span></text:p>
            <text:p text:style-name="P5"><text:span text:style-name="T2">+ Rent : Money</text:span></text:p>
            <text:p text:style-name="P5"><text:span text:style-name="T2">+ Rooms : Integer</text:span></text:p>
            <text:p text:style-name="P5"><text:span text:style-name="T2">+ Size : Double</text:span></text:p>
            <text:p text:style-name="P5"><text:span text:style-name="T2">+ State : String</text:span></text:p>
            <text:p text:style-name="P5"><text:span text:style-name="T2">+ Status : Status</text:span></text:p>
            <text:p text:style-name="P5"><text:span text:style-name="T2">+ SubmissionDate : Dat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8cm" svg:height="0.2cm" svg:x="17.2cm" svg:y="29.4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30" draw:text-style-name="P1" draw:layer="layout" svg:width="10.4cm" svg:height="0.8cm" svg:x="24.5cm" svg:y="4.9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10.4cm" svg:height="0.8cm" svg:x="24.5cm" svg:y="5.7cm">
            <text:p text:style-name="P3">+ DesiredClasses : List&lt;StandardClass&gt;</text:p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10.4cm" svg:height="0.8cm" svg:x="24.5cm" svg:y="6.5cm">
            <text:p text:style-name="P3">+ InterestProperties() : <text:span text:style-name="T1">List&lt;Property&gt;</text:span></text:p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0.773cm" svg:height="0.747cm" svg:x="7.601cm" svg:y="10.201cm">
          <draw:text-box>
            <text:p>1</text:p>
          </draw:text-box>
        </draw:frame>
        <draw:custom-shape draw:style-name="gr32" draw:text-style-name="P1" draw:layer="layout" svg:width="11.949cm" svg:height="1cm" svg:x="26.851cm" svg:y="26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9" draw:layer="layout" svg:width="2.064cm" svg:height="0.747cm" svg:x="42.6cm" svg:y="21.6cm">
          <draw:text-box>
            <text:p>Habiter</text:p>
          </draw:text-box>
        </draw:frame>
        <draw:frame draw:style-name="gr12" draw:layer="layout" svg:width="0.714cm" svg:height="0.747cm" svg:x="4cm" svg:y="11.6cm">
          <draw:text-box>
            <text:p>*</text:p>
          </draw:text-box>
        </draw:frame>
        <draw:frame draw:style-name="gr12" draw:layer="layout" svg:width="0.714cm" svg:height="0.747cm" svg:x="5.3cm" svg:y="21.453cm">
          <draw:text-box>
            <text:p>*</text:p>
          </draw:text-box>
        </draw:frame>
        <draw:frame draw:style-name="gr12" draw:layer="layout" svg:width="0.714cm" svg:height="0.747cm" svg:x="13.186cm" svg:y="21.4cm">
          <draw:text-box>
            <text:p>*</text:p>
          </draw:text-box>
        </draw:frame>
        <draw:frame draw:style-name="gr12" draw:layer="layout" svg:width="0.714cm" svg:height="0.747cm" svg:x="9.586cm" svg:y="19.6cm">
          <draw:text-box>
            <text:p>*</text:p>
          </draw:text-box>
        </draw:frame>
        <draw:frame draw:style-name="gr12" draw:layer="layout" svg:width="0.714cm" svg:height="0.747cm" svg:x="16.486cm" svg:y="21.4cm">
          <draw:text-box>
            <text:p>*</text:p>
          </draw:text-box>
        </draw:frame>
        <draw:frame draw:style-name="gr12" draw:layer="layout" svg:width="0.714cm" svg:height="0.747cm" svg:x="23.8cm" svg:y="5.353cm">
          <draw:text-box>
            <text:p>*</text:p>
          </draw:text-box>
        </draw:frame>
        <draw:frame draw:style-name="gr12" draw:layer="layout" svg:width="0.714cm" svg:height="0.747cm" svg:x="23.2cm" svg:y="8.5cm">
          <draw:text-box>
            <text:p>*</text:p>
          </draw:text-box>
        </draw:frame>
        <draw:frame draw:style-name="gr12" draw:layer="layout" svg:width="0.714cm" svg:height="0.747cm" svg:x="19.6cm" svg:y="11.3cm">
          <draw:text-box>
            <text:p>*</text:p>
          </draw:text-box>
        </draw:frame>
        <draw:frame draw:style-name="gr11" draw:layer="layout" svg:width="0.773cm" svg:height="0.747cm" svg:x="27.427cm" svg:y="7.353cm">
          <draw:text-box>
            <text:p>1</text:p>
          </draw:text-box>
        </draw:frame>
        <draw:frame draw:style-name="gr11" draw:layer="layout" svg:width="0.773cm" svg:height="0.747cm" svg:x="19.6cm" svg:y="14cm">
          <draw:text-box>
            <text:p>1</text:p>
          </draw:text-box>
        </draw:frame>
        <draw:frame draw:style-name="gr11" draw:layer="layout" svg:width="0.773cm" svg:height="0.747cm" svg:x="31.227cm" svg:y="21.453cm">
          <draw:text-box>
            <text:p>1</text:p>
          </draw:text-box>
        </draw:frame>
        <draw:frame draw:style-name="gr11" draw:layer="layout" svg:width="0.773cm" svg:height="0.747cm" svg:x="40.2cm" svg:y="21.453cm">
          <draw:text-box>
            <text:p>1</text:p>
          </draw:text-box>
        </draw:frame>
        <draw:frame draw:style-name="gr12" draw:layer="layout" svg:width="0.714cm" svg:height="0.747cm" svg:x="25.2cm" svg:y="21.4cm">
          <draw:text-box>
            <text:p>*</text:p>
          </draw:text-box>
        </draw:frame>
        <draw:frame draw:style-name="gr12" draw:layer="layout" svg:width="0.714cm" svg:height="0.747cm" svg:x="44.8cm" svg:y="1cm">
          <draw:text-box>
            <text:p>*</text:p>
          </draw:text-box>
        </draw:frame>
        <draw:frame draw:style-name="gr12" draw:layer="layout" svg:width="0.714cm" svg:height="0.747cm" svg:x="25.2cm" svg:y="18.053cm">
          <draw:text-box>
            <text:p>*</text:p>
          </draw:text-box>
        </draw:frame>
        <draw:frame draw:style-name="gr11" draw:layer="layout" svg:width="0.773cm" svg:height="0.747cm" svg:x="41.6cm" svg:y="10.653cm">
          <draw:text-box>
            <text:p>1</text:p>
          </draw:text-box>
        </draw:frame>
        <draw:frame draw:style-name="gr12" draw:layer="layout" svg:width="0.714cm" svg:height="0.747cm" svg:x="22.8cm" svg:y="14cm">
          <draw:text-box>
            <text:p>*</text:p>
          </draw:text-box>
        </draw:frame>
        <draw:frame draw:style-name="gr12" draw:layer="layout" svg:width="0.714cm" svg:height="0.747cm" svg:x="26.486cm" svg:y="12.053cm">
          <draw:text-box>
            <text:p>*</text:p>
          </draw:text-box>
        </draw:frame>
        <draw:frame draw:style-name="gr12" draw:layer="layout" svg:width="0.714cm" svg:height="0.747cm" svg:x="31.6cm" svg:y="10cm">
          <draw:text-box>
            <text:p>*</text:p>
          </draw:text-box>
        </draw:frame>
        <draw:frame draw:style-name="gr12" draw:layer="layout" svg:width="0.714cm" svg:height="0.747cm" svg:x="31.6cm" svg:y="7.353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Sans" svg:font-family="LiberationSans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6.8cm" fo:page-height="2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1H59M39S</meta:editing-duration>
    <meta:editing-cycles>17</meta:editing-cycles>
    <meta:generator>LibreOffice/4.3.4.1$Windows_x86 LibreOffice_project/bc356b2f991740509f321d70e4512a6a54c5f243</meta:generator>
    <dc:date>2015-01-22T18:15:22.218000000</dc:date>
    <meta:document-statistic meta:object-count="88"/>
    <meta:template xlink:type="simple" xlink:actuate="onRequest" xlink:title="Diagramme" xlink:href="../../../../../../AppData/Roaming/LibreOffice/4/user/template/Diagramme.otg" meta:date="2015-01-19T18:30:28.143000000"/>
  </office:meta>
</office:document-meta>
</file>